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rare" calcext:value-type="string">
            <text:p>rare</text:p>
          </table:table-cell>
          <table:table-cell table:formula="of:=INDEX([Sheet1.C$1:.C$999];RANDBETWEEN(1;ROWS([.C$1:.C$17])))" office:value-type="string" office:string-value="smart" calcext:value-type="string">
            <text:p>smart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2];&quot; &quot;;[.I2];&quot; &quot;;[.J2];&quot; &quot;;[.K2];&quot; &quot;;[.L2])" office:value-type="string" office:string-value="the rare smart federal symbol" calcext:value-type="string">
            <text:p>the rare smart federal symbol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5])))" office:value-type="string" office:string-value="a" calcext:value-type="string">
            <text:p>a</text:p>
          </table:table-cell>
          <table:table-cell table:formula="of:=INDEX([Sheet1.B$1:.B$999];RANDBETWEEN(1;ROWS([.B$1:.B$10])))" office:value-type="string" office:string-value="perfect" calcext:value-type="string">
            <text:p>perfect</text:p>
          </table:table-cell>
          <table:table-cell table:formula="of:=INDEX([Sheet1.C$1:.C$999];RANDBETWEEN(1;ROWS([.C$1:.C$17])))" office:value-type="string" office:string-value="ugly" calcext:value-type="string">
            <text:p>ugly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rock" calcext:value-type="string">
            <text:p>rock</text:p>
          </table:table-cell>
          <table:table-cell/>
          <table:table-cell table:formula="of:=CONCATENATE([.H3];&quot; &quot;;[.I3];&quot; &quot;;[.J3];&quot; &quot;;[.K3];&quot; &quot;;[.L3])" office:value-type="string" office:string-value="a perfect ugly local rock" calcext:value-type="string">
            <text:p>a perfect ugly local rock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bumpy" calcext:value-type="string">
            <text:p>bumpy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parade" calcext:value-type="string">
            <text:p>parade</text:p>
          </table:table-cell>
          <table:table-cell/>
          <table:table-cell table:formula="of:=CONCATENATE([.H4];&quot; &quot;;[.I4];&quot; &quot;;[.J4];&quot; &quot;;[.K4];&quot; &quot;;[.L4])" office:value-type="string" office:string-value="the average bumpy electric parade" calcext:value-type="string">
            <text:p>the average bumpy electric parade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perfect" calcext:value-type="string">
            <text:p>perfect</text:p>
          </table:table-cell>
          <table:table-cell table:formula="of:=INDEX([Sheet1.C$1:.C$999];RANDBETWEEN(1;ROWS([.C$1:.C$17])))" office:value-type="string" office:string-value="dangerous" calcext:value-type="string">
            <text:p>dangerous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5];&quot; &quot;;[.I5];&quot; &quot;;[.J5];&quot; &quot;;[.K5];&quot; &quot;;[.L5])" office:value-type="string" office:string-value="my perfect dangerous vegetarian world" calcext:value-type="string">
            <text:p>my perfect dangerous vegetarian world</text:p>
          </table:table-cell>
        </table:table-row>
        <table:table-row table:style-name="ro1">
          <table:table-cell/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best" calcext:value-type="string">
            <text:p>best</text:p>
          </table:table-cell>
          <table:table-cell table:formula="of:=INDEX([Sheet1.C$1:.C$999];RANDBETWEEN(1;ROWS([.C$1:.C$17])))" office:value-type="string" office:string-value="old" calcext:value-type="string">
            <text:p>old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plan" calcext:value-type="string">
            <text:p>plan</text:p>
          </table:table-cell>
          <table:table-cell/>
          <table:table-cell table:formula="of:=CONCATENATE([.H6];&quot; &quot;;[.I6];&quot; &quot;;[.J6];&quot; &quot;;[.K6];&quot; &quot;;[.L6])" office:value-type="string" office:string-value="my best old federal plan" calcext:value-type="string">
            <text:p>my best old federal plan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correct" calcext:value-type="string">
            <text:p>correct</text:p>
          </table:table-cell>
          <table:table-cell table:formula="of:=INDEX([Sheet1.C$1:.C$999];RANDBETWEEN(1;ROWS([.C$1:.C$17])))" office:value-type="string" office:string-value="emotional" calcext:value-type="string">
            <text:p>emotional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food" calcext:value-type="string">
            <text:p>food</text:p>
          </table:table-cell>
          <table:table-cell/>
          <table:table-cell table:formula="of:=CONCATENATE([.H7];&quot; &quot;;[.I7];&quot; &quot;;[.J7];&quot; &quot;;[.K7];&quot; &quot;;[.L7])" office:value-type="string" office:string-value="my correct emotional Canadian food" calcext:value-type="string">
            <text:p>my correct emotional Canadian food</text:p>
          </table:table-cell>
        </table:table-row>
        <table:table-row table:style-name="ro1">
          <table:table-cell/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5])))" office:value-type="string" office:string-value="a" calcext:value-type="string">
            <text:p>a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emotional" calcext:value-type="string">
            <text:p>emotional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food" calcext:value-type="string">
            <text:p>food</text:p>
          </table:table-cell>
          <table:table-cell/>
          <table:table-cell table:formula="of:=CONCATENATE([.H8];&quot; &quot;;[.I8];&quot; &quot;;[.J8];&quot; &quot;;[.K8];&quot; &quot;;[.L8])" office:value-type="string" office:string-value="a basic emotional local food" calcext:value-type="string">
            <text:p>a basic emotional local food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/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long" calcext:value-type="string">
            <text:p>long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9];&quot; &quot;;[.I9];&quot; &quot;;[.J9];&quot; &quot;;[.K9];&quot; &quot;;[.L9])" office:value-type="string" office:string-value="the average long Canadian world" calcext:value-type="string">
            <text:p>the average long Canadian world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/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stubborn" calcext:value-type="string">
            <text:p>stubborn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10];&quot; &quot;;[.I10];&quot; &quot;;[.J10];&quot; &quot;;[.K10];&quot; &quot;;[.L10])" office:value-type="string" office:string-value="another different stubborn Canadian symbol" calcext:value-type="string">
            <text:p>another different stubborn Canadian symb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bborn</text:p>
          </table:table-cell>
          <table:table-cell/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important?" calcext:value-type="string">
            <text:p>important?</text:p>
          </table:table-cell>
          <table:table-cell table:formula="of:=INDEX([Sheet1.C$1:.C$999];RANDBETWEEN(1;ROWS([.C$1:.C$17])))" office:value-type="string" office:string-value="emotional" calcext:value-type="string">
            <text:p>emotional</text:p>
          </table:table-cell>
          <table:table-cell table:formula="of:=INDEX([Sheet1.D$1:.D$999];RANDBETWEEN(1;ROWS([.D$1:.D$7])))" office:value-type="string" office:string-value="medical" calcext:value-type="string">
            <text:p>medical</text:p>
          </table:table-cell>
          <table:table-cell table:formula="of:=INDEX([Sheet1.E$1:.E$999];RANDBETWEEN(1;ROWS([.E$1:.E$12])))" office:value-type="string" office:string-value="parade" calcext:value-type="string">
            <text:p>parade</text:p>
          </table:table-cell>
          <table:table-cell/>
          <table:table-cell table:formula="of:=CONCATENATE([.H11];&quot; &quot;;[.I11];&quot; &quot;;[.J11];&quot; &quot;;[.K11];&quot; &quot;;[.L11])" office:value-type="string" office:string-value="my important? emotional medical parade" calcext:value-type="string">
            <text:p>my important? emotional medical para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smart" calcext:value-type="string">
            <text:p>smart</text:p>
          </table:table-cell>
          <table:table-cell table:formula="of:=INDEX([Sheet1.D$1:.D$999];RANDBETWEEN(1;ROWS([.D$1:.D$7])))" office:value-type="string" office:string-value="medical" calcext:value-type="string">
            <text:p>medical</text:p>
          </table:table-cell>
          <table:table-cell table:formula="of:=INDEX([Sheet1.E$1:.E$999];RANDBETWEEN(1;ROWS([.E$1:.E$12])))" office:value-type="string" office:string-value="one" calcext:value-type="string">
            <text:p>one</text:p>
          </table:table-cell>
          <table:table-cell/>
          <table:table-cell table:formula="of:=CONCATENATE([.H12];&quot; &quot;;[.I12];&quot; &quot;;[.J12];&quot; &quot;;[.K12];&quot; &quot;;[.L12])" office:value-type="string" office:string-value="my different smart medical one" calcext:value-type="string">
            <text:p>my different smart medical 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nd</text:p>
          </table:table-cell>
          <table:table-cell table:number-columns-repeated="4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perfect" calcext:value-type="string">
            <text:p>perfect</text:p>
          </table:table-cell>
          <table:table-cell table:formula="of:=INDEX([Sheet1.C$1:.C$999];RANDBETWEEN(1;ROWS([.C$1:.C$17])))" office:value-type="string" office:string-value="friendly" calcext:value-type="string">
            <text:p>friendly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parade" calcext:value-type="string">
            <text:p>parade</text:p>
          </table:table-cell>
          <table:table-cell/>
          <table:table-cell table:formula="of:=CONCATENATE([.H13];&quot; &quot;;[.I13];&quot; &quot;;[.J13];&quot; &quot;;[.K13];&quot; &quot;;[.L13])" office:value-type="string" office:string-value="another perfect friendly religious parade" calcext:value-type="string">
            <text:p>another perfect friendly religious para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mpy</text:p>
          </table:table-cell>
          <table:table-cell table:number-columns-repeated="4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round" calcext:value-type="string">
            <text:p>round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14];&quot; &quot;;[.I14];&quot; &quot;;[.J14];&quot; &quot;;[.K14];&quot; &quot;;[.L14])" office:value-type="string" office:string-value="those different round local world" calcext:value-type="string">
            <text:p>those different round local wor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perfect" calcext:value-type="string">
            <text:p>perfect</text:p>
          </table:table-cell>
          <table:table-cell table:formula="of:=INDEX([Sheet1.C$1:.C$999];RANDBETWEEN(1;ROWS([.C$1:.C$17])))" office:value-type="string" office:string-value="smart" calcext:value-type="string">
            <text:p>smart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tree" calcext:value-type="string">
            <text:p>tree</text:p>
          </table:table-cell>
          <table:table-cell/>
          <table:table-cell table:formula="of:=CONCATENATE([.H15];&quot; &quot;;[.I15];&quot; &quot;;[.J15];&quot; &quot;;[.K15];&quot; &quot;;[.L15])" office:value-type="string" office:string-value="my perfect smart electric tree" calcext:value-type="string">
            <text:p>my perfect smart electric 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correct" calcext:value-type="string">
            <text:p>correct</text:p>
          </table:table-cell>
          <table:table-cell table:formula="of:=INDEX([Sheet1.C$1:.C$999];RANDBETWEEN(1;ROWS([.C$1:.C$17])))" office:value-type="string" office:string-value="stubborn" calcext:value-type="string">
            <text:p>stubborn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rock" calcext:value-type="string">
            <text:p>rock</text:p>
          </table:table-cell>
          <table:table-cell/>
          <table:table-cell table:formula="of:=CONCATENATE([.H16];&quot; &quot;;[.I16];&quot; &quot;;[.J16];&quot; &quot;;[.K16];&quot; &quot;;[.L16])" office:value-type="string" office:string-value="the correct stubborn religious rock" calcext:value-type="string">
            <text:p>the correct stubborn religious r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5])))" office:value-type="string" office:string-value="a" calcext:value-type="string">
            <text:p>a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broken" calcext:value-type="string">
            <text:p>broken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17];&quot; &quot;;[.I17];&quot; &quot;;[.J17];&quot; &quot;;[.K17];&quot; &quot;;[.L17])" office:value-type="string" office:string-value="a different broken federal space" calcext:value-type="string">
            <text:p>a different broken feder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emotional" calcext:value-type="string">
            <text:p>emotional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plan" calcext:value-type="string">
            <text:p>plan</text:p>
          </table:table-cell>
          <table:table-cell/>
          <table:table-cell table:formula="of:=CONCATENATE([.H18];&quot; &quot;;[.I18];&quot; &quot;;[.J18];&quot; &quot;;[.K18];&quot; &quot;;[.L18])" office:value-type="string" office:string-value="those average emotional electric plan" calcext:value-type="string">
            <text:p>those average emotional electric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fast" calcext:value-type="string">
            <text:p>fast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19];&quot; &quot;;[.I19];&quot; &quot;;[.J19];&quot; &quot;;[.K19];&quot; &quot;;[.L19])" office:value-type="string" office:string-value="another basic fast local space" calcext:value-type="string">
            <text:p>another basic fast lo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stubborn" calcext:value-type="string">
            <text:p>stubborn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20];&quot; &quot;;[.I20];&quot; &quot;;[.J20];&quot; &quot;;[.K20];&quot; &quot;;[.L20])" office:value-type="string" office:string-value="another usual stubborn federal symbol" calcext:value-type="string">
            <text:p>another usual stubborn feder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wrong" calcext:value-type="string">
            <text:p>wrong</text:p>
          </table:table-cell>
          <table:table-cell table:formula="of:=INDEX([Sheet1.C$1:.C$999];RANDBETWEEN(1;ROWS([.C$1:.C$17])))" office:value-type="string" office:string-value="long" calcext:value-type="string">
            <text:p>long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21];&quot; &quot;;[.I21];&quot; &quot;;[.J21];&quot; &quot;;[.K21];&quot; &quot;;[.L21])" office:value-type="string" office:string-value="another wrong long local space" calcext:value-type="string">
            <text:p>another wrong long local spa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bumpy" calcext:value-type="string">
            <text:p>bumpy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tree" calcext:value-type="string">
            <text:p>tree</text:p>
          </table:table-cell>
          <table:table-cell/>
          <table:table-cell table:formula="of:=CONCATENATE([.H22];&quot; &quot;;[.I22];&quot; &quot;;[.J22];&quot; &quot;;[.K22];&quot; &quot;;[.L22])" office:value-type="string" office:string-value="another usual bumpy religious tree" calcext:value-type="string">
            <text:p>another usual bumpy religious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correct" calcext:value-type="string">
            <text:p>correct</text:p>
          </table:table-cell>
          <table:table-cell table:formula="of:=INDEX([Sheet1.C$1:.C$999];RANDBETWEEN(1;ROWS([.C$1:.C$17])))" office:value-type="string" office:string-value="fast" calcext:value-type="string">
            <text:p>fast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one" calcext:value-type="string">
            <text:p>one</text:p>
          </table:table-cell>
          <table:table-cell/>
          <table:table-cell table:formula="of:=CONCATENATE([.H23];&quot; &quot;;[.I23];&quot; &quot;;[.J23];&quot; &quot;;[.K23];&quot; &quot;;[.L23])" office:value-type="string" office:string-value="another correct fast electric one" calcext:value-type="string">
            <text:p>another correct fast electric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best" calcext:value-type="string">
            <text:p>best</text:p>
          </table:table-cell>
          <table:table-cell table:formula="of:=INDEX([Sheet1.C$1:.C$999];RANDBETWEEN(1;ROWS([.C$1:.C$17])))" office:value-type="string" office:string-value="horrendous" calcext:value-type="string">
            <text:p>horrendous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24];&quot; &quot;;[.I24];&quot; &quot;;[.J24];&quot; &quot;;[.K24];&quot; &quot;;[.L24])" office:value-type="string" office:string-value="those best horrendous local space" calcext:value-type="string">
            <text:p>those best horrendous lo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bumpy" calcext:value-type="string">
            <text:p>bumpy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food" calcext:value-type="string">
            <text:p>food</text:p>
          </table:table-cell>
          <table:table-cell/>
          <table:table-cell table:formula="of:=CONCATENATE([.H25];&quot; &quot;;[.I25];&quot; &quot;;[.J25];&quot; &quot;;[.K25];&quot; &quot;;[.L25])" office:value-type="string" office:string-value="the average bumpy local food" calcext:value-type="string">
            <text:p>the average bumpy local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" calcext:value-type="string">
            <text:p>a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dangerous" calcext:value-type="string">
            <text:p>dangerous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26];&quot; &quot;;[.I26];&quot; &quot;;[.J26];&quot; &quot;;[.K26];&quot; &quot;;[.L26])" office:value-type="string" office:string-value="a average dangerous local space" calcext:value-type="string">
            <text:p>a average dangerous lo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perfect" calcext:value-type="string">
            <text:p>perfect</text:p>
          </table:table-cell>
          <table:table-cell table:formula="of:=INDEX([Sheet1.C$1:.C$999];RANDBETWEEN(1;ROWS([.C$1:.C$17])))" office:value-type="string" office:string-value="smart" calcext:value-type="string">
            <text:p>smart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plan" calcext:value-type="string">
            <text:p>plan</text:p>
          </table:table-cell>
          <table:table-cell/>
          <table:table-cell table:formula="of:=CONCATENATE([.H27];&quot; &quot;;[.I27];&quot; &quot;;[.J27];&quot; &quot;;[.K27];&quot; &quot;;[.L27])" office:value-type="string" office:string-value="another perfect smart federal plan" calcext:value-type="string">
            <text:p>another perfect smart federal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old" calcext:value-type="string">
            <text:p>old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house" calcext:value-type="string">
            <text:p>house</text:p>
          </table:table-cell>
          <table:table-cell/>
          <table:table-cell table:formula="of:=CONCATENATE([.H28];&quot; &quot;;[.I28];&quot; &quot;;[.J28];&quot; &quot;;[.K28];&quot; &quot;;[.L28])" office:value-type="string" office:string-value="the usual old vegetarian house" calcext:value-type="string">
            <text:p>the usual old vegetarian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wrong" calcext:value-type="string">
            <text:p>wrong</text:p>
          </table:table-cell>
          <table:table-cell table:formula="of:=INDEX([Sheet1.C$1:.C$999];RANDBETWEEN(1;ROWS([.C$1:.C$17])))" office:value-type="string" office:string-value="long" calcext:value-type="string">
            <text:p>long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plan" calcext:value-type="string">
            <text:p>plan</text:p>
          </table:table-cell>
          <table:table-cell/>
          <table:table-cell table:formula="of:=CONCATENATE([.H29];&quot; &quot;;[.I29];&quot; &quot;;[.J29];&quot; &quot;;[.K29];&quot; &quot;;[.L29])" office:value-type="string" office:string-value="my wrong long religious plan" calcext:value-type="string">
            <text:p>my wrong long religious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wrong" calcext:value-type="string">
            <text:p>wrong</text:p>
          </table:table-cell>
          <table:table-cell table:formula="of:=INDEX([Sheet1.C$1:.C$999];RANDBETWEEN(1;ROWS([.C$1:.C$17])))" office:value-type="string" office:string-value="old" calcext:value-type="string">
            <text:p>old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30];&quot; &quot;;[.I30];&quot; &quot;;[.J30];&quot; &quot;;[.K30];&quot; &quot;;[.L30])" office:value-type="string" office:string-value="those wrong old electric world" calcext:value-type="string">
            <text:p>those wrong old electric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important?" calcext:value-type="string">
            <text:p>important?</text:p>
          </table:table-cell>
          <table:table-cell table:formula="of:=INDEX([Sheet1.C$1:.C$999];RANDBETWEEN(1;ROWS([.C$1:.C$17])))" office:value-type="string" office:string-value="hairy" calcext:value-type="string">
            <text:p>hairy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food" calcext:value-type="string">
            <text:p>food</text:p>
          </table:table-cell>
          <table:table-cell/>
          <table:table-cell table:formula="of:=CONCATENATE([.H31];&quot; &quot;;[.I31];&quot; &quot;;[.J31];&quot; &quot;;[.K31];&quot; &quot;;[.L31])" office:value-type="string" office:string-value="my important? hairy federal food" calcext:value-type="string">
            <text:p>my important? hairy federal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wrong" calcext:value-type="string">
            <text:p>wrong</text:p>
          </table:table-cell>
          <table:table-cell table:formula="of:=INDEX([Sheet1.C$1:.C$999];RANDBETWEEN(1;ROWS([.C$1:.C$17])))" office:value-type="string" office:string-value="hairy" calcext:value-type="string">
            <text:p>hairy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32];&quot; &quot;;[.I32];&quot; &quot;;[.J32];&quot; &quot;;[.K32];&quot; &quot;;[.L32])" office:value-type="string" office:string-value="the wrong hairy federal symbol" calcext:value-type="string">
            <text:p>the wrong hairy feder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dangerous" calcext:value-type="string">
            <text:p>dangerous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house" calcext:value-type="string">
            <text:p>house</text:p>
          </table:table-cell>
          <table:table-cell/>
          <table:table-cell table:formula="of:=CONCATENATE([.H33];&quot; &quot;;[.I33];&quot; &quot;;[.J33];&quot; &quot;;[.K33];&quot; &quot;;[.L33])" office:value-type="string" office:string-value="another basic dangerous religious house" calcext:value-type="string">
            <text:p>another basic dangerous religious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fast" calcext:value-type="string">
            <text:p>fast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man" calcext:value-type="string">
            <text:p>man</text:p>
          </table:table-cell>
          <table:table-cell/>
          <table:table-cell table:formula="of:=CONCATENATE([.H34];&quot; &quot;;[.I34];&quot; &quot;;[.J34];&quot; &quot;;[.K34];&quot; &quot;;[.L34])" office:value-type="string" office:string-value="the different fast Canadian man" calcext:value-type="string">
            <text:p>the different fast Canadian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bumpy" calcext:value-type="string">
            <text:p>bumpy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man" calcext:value-type="string">
            <text:p>man</text:p>
          </table:table-cell>
          <table:table-cell/>
          <table:table-cell table:formula="of:=CONCATENATE([.H35];&quot; &quot;;[.I35];&quot; &quot;;[.J35];&quot; &quot;;[.K35];&quot; &quot;;[.L35])" office:value-type="string" office:string-value="those basic bumpy religious man" calcext:value-type="string">
            <text:p>those basic bumpy religious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correct" calcext:value-type="string">
            <text:p>correct</text:p>
          </table:table-cell>
          <table:table-cell table:formula="of:=INDEX([Sheet1.C$1:.C$999];RANDBETWEEN(1;ROWS([.C$1:.C$17])))" office:value-type="string" office:string-value="long" calcext:value-type="string">
            <text:p>long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food" calcext:value-type="string">
            <text:p>food</text:p>
          </table:table-cell>
          <table:table-cell/>
          <table:table-cell table:formula="of:=CONCATENATE([.H36];&quot; &quot;;[.I36];&quot; &quot;;[.J36];&quot; &quot;;[.K36];&quot; &quot;;[.L36])" office:value-type="string" office:string-value="my correct long vegetarian food" calcext:value-type="string">
            <text:p>my correct long vegetaria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rare" calcext:value-type="string">
            <text:p>rare</text:p>
          </table:table-cell>
          <table:table-cell table:formula="of:=INDEX([Sheet1.C$1:.C$999];RANDBETWEEN(1;ROWS([.C$1:.C$17])))" office:value-type="string" office:string-value="fast" calcext:value-type="string">
            <text:p>fast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one" calcext:value-type="string">
            <text:p>one</text:p>
          </table:table-cell>
          <table:table-cell/>
          <table:table-cell table:formula="of:=CONCATENATE([.H37];&quot; &quot;;[.I37];&quot; &quot;;[.J37];&quot; &quot;;[.K37];&quot; &quot;;[.L37])" office:value-type="string" office:string-value="those rare fast local one" calcext:value-type="string">
            <text:p>those rare fast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hairy" calcext:value-type="string">
            <text:p>hairy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38];&quot; &quot;;[.I38];&quot; &quot;;[.J38];&quot; &quot;;[.K38];&quot; &quot;;[.L38])" office:value-type="string" office:string-value="another basic hairy local world" calcext:value-type="string">
            <text:p>another basic hairy local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another" calcext:value-type="string">
            <text:p>another</text:p>
          </table:table-cell>
          <table:table-cell table:formula="of:=INDEX([Sheet1.B$1:.B$999];RANDBETWEEN(1;ROWS([.B$1:.B$10])))" office:value-type="string" office:string-value="best" calcext:value-type="string">
            <text:p>best</text:p>
          </table:table-cell>
          <table:table-cell table:formula="of:=INDEX([Sheet1.C$1:.C$999];RANDBETWEEN(1;ROWS([.C$1:.C$17])))" office:value-type="string" office:string-value="round" calcext:value-type="string">
            <text:p>round</text:p>
          </table:table-cell>
          <table:table-cell table:formula="of:=INDEX([Sheet1.D$1:.D$999];RANDBETWEEN(1;ROWS([.D$1:.D$7])))" office:value-type="string" office:string-value="religious" calcext:value-type="string">
            <text:p>religious</text:p>
          </table:table-cell>
          <table:table-cell table:formula="of:=INDEX([Sheet1.E$1:.E$999];RANDBETWEEN(1;ROWS([.E$1:.E$12])))" office:value-type="string" office:string-value="parade" calcext:value-type="string">
            <text:p>parade</text:p>
          </table:table-cell>
          <table:table-cell/>
          <table:table-cell table:formula="of:=CONCATENATE([.H39];&quot; &quot;;[.I39];&quot; &quot;;[.J39];&quot; &quot;;[.K39];&quot; &quot;;[.L39])" office:value-type="string" office:string-value="another best round religious parade" calcext:value-type="string">
            <text:p>another best round religious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best" calcext:value-type="string">
            <text:p>best</text:p>
          </table:table-cell>
          <table:table-cell table:formula="of:=INDEX([Sheet1.C$1:.C$999];RANDBETWEEN(1;ROWS([.C$1:.C$17])))" office:value-type="string" office:string-value="broken" calcext:value-type="string">
            <text:p>broken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tree" calcext:value-type="string">
            <text:p>tree</text:p>
          </table:table-cell>
          <table:table-cell/>
          <table:table-cell table:formula="of:=CONCATENATE([.H40];&quot; &quot;;[.I40];&quot; &quot;;[.J40];&quot; &quot;;[.K40];&quot; &quot;;[.L40])" office:value-type="string" office:string-value="the best broken Canadian tree" calcext:value-type="string">
            <text:p>the best broken Canadian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average" calcext:value-type="string">
            <text:p>average</text:p>
          </table:table-cell>
          <table:table-cell table:formula="of:=INDEX([Sheet1.C$1:.C$999];RANDBETWEEN(1;ROWS([.C$1:.C$17])))" office:value-type="string" office:string-value="big" calcext:value-type="string">
            <text:p>big</text:p>
          </table:table-cell>
          <table:table-cell table:formula="of:=INDEX([Sheet1.D$1:.D$999];RANDBETWEEN(1;ROWS([.D$1:.D$7])))" office:value-type="string" office:string-value="federal" calcext:value-type="string">
            <text:p>federal</text:p>
          </table:table-cell>
          <table:table-cell table:formula="of:=INDEX([Sheet1.E$1:.E$999];RANDBETWEEN(1;ROWS([.E$1:.E$12])))" office:value-type="string" office:string-value="rock" calcext:value-type="string">
            <text:p>rock</text:p>
          </table:table-cell>
          <table:table-cell/>
          <table:table-cell table:formula="of:=CONCATENATE([.H41];&quot; &quot;;[.I41];&quot; &quot;;[.J41];&quot; &quot;;[.K41];&quot; &quot;;[.L41])" office:value-type="string" office:string-value="my average big federal rock" calcext:value-type="string">
            <text:p>my average big federal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yellow" calcext:value-type="string">
            <text:p>yellow</text:p>
          </table:table-cell>
          <table:table-cell table:formula="of:=INDEX([Sheet1.D$1:.D$999];RANDBETWEEN(1;ROWS([.D$1:.D$7])))" office:value-type="string" office:string-value="Canadian" calcext:value-type="string">
            <text:p>Canadian</text:p>
          </table:table-cell>
          <table:table-cell table:formula="of:=INDEX([Sheet1.E$1:.E$999];RANDBETWEEN(1;ROWS([.E$1:.E$12])))" office:value-type="string" office:string-value="man" calcext:value-type="string">
            <text:p>man</text:p>
          </table:table-cell>
          <table:table-cell/>
          <table:table-cell table:formula="of:=CONCATENATE([.H42];&quot; &quot;;[.I42];&quot; &quot;;[.J42];&quot; &quot;;[.K42];&quot; &quot;;[.L42])" office:value-type="string" office:string-value="my usual yellow Canadian man" calcext:value-type="string">
            <text:p>my usual yellow Canadian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yellow" calcext:value-type="string">
            <text:p>yellow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color" calcext:value-type="string">
            <text:p>color</text:p>
          </table:table-cell>
          <table:table-cell/>
          <table:table-cell table:formula="of:=CONCATENATE([.H43];&quot; &quot;;[.I43];&quot; &quot;;[.J43];&quot; &quot;;[.K43];&quot; &quot;;[.L43])" office:value-type="string" office:string-value="my usual yellow vegetarian color" calcext:value-type="string">
            <text:p>my usual yellow vegetarian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my" calcext:value-type="string">
            <text:p>my</text:p>
          </table:table-cell>
          <table:table-cell table:formula="of:=INDEX([Sheet1.B$1:.B$999];RANDBETWEEN(1;ROWS([.B$1:.B$10])))" office:value-type="string" office:string-value="different" calcext:value-type="string">
            <text:p>different</text:p>
          </table:table-cell>
          <table:table-cell table:formula="of:=INDEX([Sheet1.C$1:.C$999];RANDBETWEEN(1;ROWS([.C$1:.C$17])))" office:value-type="string" office:string-value="friendly" calcext:value-type="string">
            <text:p>friendly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44];&quot; &quot;;[.I44];&quot; &quot;;[.J44];&quot; &quot;;[.K44];&quot; &quot;;[.L44])" office:value-type="string" office:string-value="my different friendly vegetarian symbol" calcext:value-type="string">
            <text:p>my different friendly vegetaria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usual" calcext:value-type="string">
            <text:p>usual</text:p>
          </table:table-cell>
          <table:table-cell table:formula="of:=INDEX([Sheet1.C$1:.C$999];RANDBETWEEN(1;ROWS([.C$1:.C$17])))" office:value-type="string" office:string-value="wealthy" calcext:value-type="string">
            <text:p>wealthy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space" calcext:value-type="string">
            <text:p>space</text:p>
          </table:table-cell>
          <table:table-cell/>
          <table:table-cell table:formula="of:=CONCATENATE([.H45];&quot; &quot;;[.I45];&quot; &quot;;[.J45];&quot; &quot;;[.K45];&quot; &quot;;[.L45])" office:value-type="string" office:string-value="those usual wealthy electric space" calcext:value-type="string">
            <text:p>those usual wealthy electric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e" calcext:value-type="string">
            <text:p>the</text:p>
          </table:table-cell>
          <table:table-cell table:formula="of:=INDEX([Sheet1.B$1:.B$999];RANDBETWEEN(1;ROWS([.B$1:.B$10])))" office:value-type="string" office:string-value="wrong" calcext:value-type="string">
            <text:p>wrong</text:p>
          </table:table-cell>
          <table:table-cell table:formula="of:=INDEX([Sheet1.C$1:.C$999];RANDBETWEEN(1;ROWS([.C$1:.C$17])))" office:value-type="string" office:string-value="fast" calcext:value-type="string">
            <text:p>fast</text:p>
          </table:table-cell>
          <table:table-cell table:formula="of:=INDEX([Sheet1.D$1:.D$999];RANDBETWEEN(1;ROWS([.D$1:.D$7])))" office:value-type="string" office:string-value="vegetarian" calcext:value-type="string">
            <text:p>vegetarian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46];&quot; &quot;;[.I46];&quot; &quot;;[.J46];&quot; &quot;;[.K46];&quot; &quot;;[.L46])" office:value-type="string" office:string-value="the wrong fast vegetarian world" calcext:value-type="string">
            <text:p>the wrong fast vegetaria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important?" calcext:value-type="string">
            <text:p>important?</text:p>
          </table:table-cell>
          <table:table-cell table:formula="of:=INDEX([Sheet1.C$1:.C$999];RANDBETWEEN(1;ROWS([.C$1:.C$17])))" office:value-type="string" office:string-value="emotional" calcext:value-type="string">
            <text:p>emotional</text:p>
          </table:table-cell>
          <table:table-cell table:formula="of:=INDEX([Sheet1.D$1:.D$999];RANDBETWEEN(1;ROWS([.D$1:.D$7])))" office:value-type="string" office:string-value="local" calcext:value-type="string">
            <text:p>local</text:p>
          </table:table-cell>
          <table:table-cell table:formula="of:=INDEX([Sheet1.E$1:.E$999];RANDBETWEEN(1;ROWS([.E$1:.E$12])))" office:value-type="string" office:string-value="symbol" calcext:value-type="string">
            <text:p>symbol</text:p>
          </table:table-cell>
          <table:table-cell/>
          <table:table-cell table:formula="of:=CONCATENATE([.H47];&quot; &quot;;[.I47];&quot; &quot;;[.J47];&quot; &quot;;[.K47];&quot; &quot;;[.L47])" office:value-type="string" office:string-value="those important? emotional local symbol" calcext:value-type="string">
            <text:p>those important? emotional loc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5])))" office:value-type="string" office:string-value="those" calcext:value-type="string">
            <text:p>those</text:p>
          </table:table-cell>
          <table:table-cell table:formula="of:=INDEX([Sheet1.B$1:.B$999];RANDBETWEEN(1;ROWS([.B$1:.B$10])))" office:value-type="string" office:string-value="basic" calcext:value-type="string">
            <text:p>basic</text:p>
          </table:table-cell>
          <table:table-cell table:formula="of:=INDEX([Sheet1.C$1:.C$999];RANDBETWEEN(1;ROWS([.C$1:.C$17])))" office:value-type="string" office:string-value="smart" calcext:value-type="string">
            <text:p>smart</text:p>
          </table:table-cell>
          <table:table-cell table:formula="of:=INDEX([Sheet1.D$1:.D$999];RANDBETWEEN(1;ROWS([.D$1:.D$7])))" office:value-type="string" office:string-value="electric" calcext:value-type="string">
            <text:p>electric</text:p>
          </table:table-cell>
          <table:table-cell table:formula="of:=INDEX([Sheet1.E$1:.E$999];RANDBETWEEN(1;ROWS([.E$1:.E$12])))" office:value-type="string" office:string-value="world" calcext:value-type="string">
            <text:p>world</text:p>
          </table:table-cell>
          <table:table-cell/>
          <table:table-cell table:formula="of:=CONCATENATE([.H48];&quot; &quot;;[.I48];&quot; &quot;;[.J48];&quot; &quot;;[.K48];&quot; &quot;;[.L48])" office:value-type="string" office:string-value="those basic smart electric world" calcext:value-type="string">
            <text:p>those basic smart electric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8-19T18:47:59.829000000</dc:date>
    <meta:editing-duration>PT29M59S</meta:editing-duration>
    <meta:editing-cycles>4</meta:editing-cycles>
    <meta:generator>LibreOffice/4.1.0.4$Windows_x86 LibreOffice_project/89ea49ddacd9aa532507cbf852f2bb22b1ace28</meta:generator>
    <meta:document-statistic meta:table-count="1" meta:cell-count="334" meta:object-count="0"/>
  </office:meta>
</office:document-meta>
</file>